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izenburua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Textbody" style:family="paragraph">
      <style:text-properties style:font-name="Liberation Sans" fo:font-size="18pt" style:font-size-asian="18pt" style:font-size-complex="18pt"/>
    </style:style>
    <style:style style:name="P3" style:parent-style-name="Standard" style:family="paragraph">
      <style:text-properties style:font-name="Liberation Sans" fo:font-weight="bold" style:font-weight-asian="bold" style:font-weight-complex="bold"/>
    </style:style>
    <style:style style:name="P4" style:parent-style-name="Standard" style:family="paragraph">
      <style:text-properties style:font-name="Liberation Sans"/>
    </style:style>
    <style:style style:name="P5" style:parent-style-name="Standard" style:family="paragraph">
      <style:text-properties style:font-name="Liberation Sans"/>
    </style:style>
    <style:style style:name="P6" style:parent-style-name="Standard" style:family="paragraph">
      <style:text-properties style:font-name="Liberation Sans"/>
    </style:style>
    <style:style style:name="P7" style:parent-style-name="Standard" style:family="paragraph">
      <style:text-properties style:font-name="Liberation Sans"/>
    </style:style>
    <style:style style:name="TableColumn9" style:family="table-column">
      <style:table-column-properties style:column-width="0.4583in" style:use-optimal-column-width="false"/>
    </style:style>
    <style:style style:name="TableColumn10" style:family="table-column">
      <style:table-column-properties style:column-width="4.3777in" style:use-optimal-column-width="false"/>
    </style:style>
    <style:style style:name="TableColumn11" style:family="table-column">
      <style:table-column-properties style:column-width="0.5in" style:use-optimal-column-width="false"/>
    </style:style>
    <style:style style:name="TableColumn12" style:family="table-column">
      <style:table-column-properties style:column-width="0.5125in" style:use-optimal-column-width="false"/>
    </style:style>
    <style:style style:name="Table8" style:family="table">
      <style:table-properties style:width="5.848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/>
      <style:text-properties style:font-name="Liberation Sans" fo:language="eu" fo:country="ES" style:language-complex="ar" style:country-complex="SA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style:font-name="Liberation Sans" style:font-name-asian="Calibri" style:font-name-complex="Liberation Sans" fo:language="eu" fo:country="ES" style:language-asian="es" style:country-asian="ES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67" style:family="table-row">
      <style:table-row-properties style:min-row-height="0.2208in"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76" style:family="table-row">
      <style:table-row-properties style:min-row-height="0.2208in"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/>
    </style:style>
    <style:style style:name="T81" style:parent-style-name="Paragrafoarenletra-tipolehenetsia" style:family="text">
      <style:text-properties style:font-name="Liberation Sans" fo:language="eu" fo:country="ES"/>
    </style:style>
    <style:style style:name="T82" style:parent-style-name="Paragrafoarenletra-tipolehenetsia" style:family="text">
      <style:text-properties style:font-name="Liberation Sans" fo:language="eu" fo:country="ES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87" style:family="table-row">
      <style:table-row-properties style:min-row-height="0.2208in"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4" style:parent-style-name="Standard" style:family="paragraph">
      <style:text-properties style:font-name="Liberation Sans"/>
    </style:style>
    <style:style style:name="P105" style:parent-style-name="Standard" style:family="paragraph">
      <style:text-properties style:font-name="Liberation Sans"/>
    </style:style>
    <style:style style:name="P106" style:parent-style-name="Standard" style:family="paragraph">
      <style:text-properties style:font-name="Liberation Sans"/>
    </style:style>
    <style:style style:name="P107" style:parent-style-name="Standard" style:family="paragraph">
      <style:text-properties style:font-name="Liberation Sans"/>
    </style:style>
    <style:style style:name="P108" style:parent-style-name="Standard" style:family="paragraph">
      <style:text-properties style:font-name="Liberation Sans"/>
    </style:style>
    <style:style style:name="P109" style:parent-style-name="Standard" style:family="paragraph">
      <style:text-properties style:font-name="Liberation Sans"/>
    </style:style>
    <style:style style:name="P110" style:parent-style-name="Standard" style:family="paragraph">
      <style:text-properties style:font-name="Liberation Sans"/>
    </style:style>
    <style:style style:name="P111" style:parent-style-name="Standard" style:family="paragraph">
      <style:text-properties style:font-name="Liberation Sans"/>
    </style:style>
    <style:style style:name="P112" style:parent-style-name="Standard" style:family="paragraph">
      <style:text-properties style:font-name="Liberation Sans"/>
    </style:style>
    <style:style style:name="P113" style:parent-style-name="Standard" style:family="paragraph">
      <style:paragraph-properties fo:break-before="page"/>
      <style:text-properties style:font-name="Liberation Sans" fo:font-weight="bold" style:font-weight-asian="bold" style:font-weight-complex="bold"/>
    </style:style>
    <style:style style:name="P114" style:parent-style-name="Standard" style:family="paragraph">
      <style:text-properties style:font-name="Liberation Sans"/>
    </style:style>
    <style:style style:name="P115" style:parent-style-name="Standard" style:family="paragraph">
      <style:text-properties style:font-name="Liberation Sans"/>
    </style:style>
    <style:style style:name="P116" style:parent-style-name="Standard" style:family="paragraph">
      <style:paragraph-properties fo:margin-left="0.5in">
        <style:tab-stops/>
      </style:paragraph-properties>
      <style:text-properties style:font-name="Liberation Sans" fo:font-weight="bold" style:font-weight-asian="bold" style:font-weight-complex="bold"/>
    </style:style>
    <style:style style:name="P117" style:parent-style-name="Standard" style:family="paragraph">
      <style:text-properties style:font-name="Liberation Sans"/>
    </style:style>
    <style:style style:name="P118" style:parent-style-name="Standard" style:family="paragraph">
      <style:text-properties style:font-name="Liberation Sans"/>
    </style:style>
    <style:style style:name="P119" style:parent-style-name="Standard" style:family="paragraph">
      <style:text-properties style:font-name="Liberation Sans"/>
    </style:style>
    <style:style style:name="P120" style:parent-style-name="Standard" style:family="paragraph">
      <style:text-properties style:font-name="Liberation Sans"/>
    </style:style>
    <style:style style:name="P121" style:parent-style-name="Zerrenda-paragrafoa" style:family="paragraph">
      <style:text-properties style:font-name="Liberation Sans"/>
    </style:style>
    <style:style style:name="P122" style:parent-style-name="Standard" style:family="paragraph">
      <style:paragraph-properties fo:margin-left="0.5in">
        <style:tab-stops/>
      </style:paragraph-properties>
      <style:text-properties style:font-name="Liberation Sans"/>
    </style:style>
    <style:style style:name="P123" style:parent-style-name="Standard" style:family="paragraph">
      <style:text-properties style:font-name="Liberation Sans"/>
    </style:style>
    <style:style style:name="P124" style:parent-style-name="Standard" style:family="paragraph">
      <style:text-properties style:font-name="Liberation Sans"/>
    </style:style>
    <style:style style:name="P125" style:parent-style-name="Standard" style:family="paragraph">
      <style:paragraph-properties fo:margin-left="0.5in">
        <style:tab-stops/>
      </style:paragraph-properties>
      <style:text-properties style:font-name="Liberation Sans" fo:font-weight="bold" style:font-weight-asian="bold" style:font-weight-complex="bold"/>
    </style:style>
    <style:style style:name="P126" style:parent-style-name="Standard" style:family="paragraph">
      <style:text-properties style:font-name="Liberation Sans"/>
    </style:style>
    <style:style style:name="P127" style:parent-style-name="Standard" style:family="paragraph">
      <style:text-properties style:font-name="Liberation Sans"/>
    </style:style>
    <style:style style:name="P128" style:parent-style-name="Standard" style:family="paragraph">
      <style:text-properties style:font-name="Liberation Sans"/>
    </style:style>
    <style:style style:name="P129" style:parent-style-name="Standard" style:family="paragraph">
      <style:text-properties style:font-name="Liberation Sans"/>
    </style:style>
    <style:style style:name="P130" style:parent-style-name="Zerrenda-paragrafoa" style:family="paragraph">
      <style:text-properties style:font-name="Liberation Sans"/>
    </style:style>
    <style:style style:name="P131" style:parent-style-name="Standard" style:family="paragraph">
      <style:paragraph-properties fo:margin-left="0.5in">
        <style:tab-stops/>
      </style:paragraph-properties>
    </style:style>
    <style:style style:name="T132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P133" style:parent-style-name="Standard" style:family="paragraph">
      <style:text-properties style:font-name="Liberation Sans"/>
    </style:style>
    <style:style style:name="P134" style:parent-style-name="Standard" style:family="paragraph">
      <style:text-properties style:font-name="Liberation Sans"/>
    </style:style>
    <style:style style:name="P135" style:parent-style-name="Zerrenda-paragrafoa" style:family="paragraph">
      <style:text-properties style:font-name="Liberation Sans"/>
    </style:style>
    <style:style style:name="P136" style:parent-style-name="Standard" style:family="paragraph">
      <style:paragraph-properties fo:margin-left="0.5in">
        <style:tab-stops/>
      </style:paragraph-properties>
      <style:text-properties style:font-name="Liberation Sans"/>
    </style:style>
  </office:automatic-styles>
  <office:body>
    <office:text text:use-soft-page-breaks="true">
      <text:h text:style-name="P1" text:outline-level="1">7. Laborategiaren autoebaluaziorako<text:s/>txostena</text:h>
      <text:p text:style-name="P2"/>
      <text:p text:style-name="P3">Ikasitako kontzeptuak eta lortutako gaitasunak</text:p>
      <text:p text:style-name="P4"/>
      <text:p text:style-name="P5"><text:tab/>Behin laborategia bukatu dudala, hurrengo atazak ondo egin ditudala pentsatzen dut., eta beraz etorkizunean errepikatu beharko banitu gai izango nintzateke. (markatu Bai ala Ez).</text:p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>Bai</text:p>
          </table:table-cell>
          <table:table-cell table:style-name="TableCell20">
            <text:p text:style-name="P21">Ez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P26">Erabilitako pakete, proiektu, klase, atributu, metodo, parametro eta aldagaietarako arauetara egokitzen diren izenak aukeratzeko gai naiz</text:p>
          </table:table-cell>
          <table:table-cell table:style-name="TableCell27">
            <text:p text:style-name="P28">X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P35">Klasean ikusitako klase diagramaren soluzioa eta laborategian agertzen denaren arteko<text:s/>desberdintasuna zein den ulertzen dut</text:p>
          </table:table-cell>
          <table:table-cell table:style-name="TableCell36">
            <text:p text:style-name="P37">X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3</text:p>
          </table:table-cell>
          <table:table-cell table:style-name="TableCell43">
            <text:p text:style-name="P44">UML klase eta sekuentzia diagramak ulertzen ditut eta egiteko gai naiz</text:p>
          </table:table-cell>
          <table:table-cell table:style-name="TableCell45">
            <text:p text:style-name="P46">X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4</text:p>
          </table:table-cell>
          <table:table-cell table:style-name="TableCell52">
            <text:p text:style-name="P53">Herentzia bakuna erabiltzen duten soluzioak inplementatzen dakit<text:s/>(superKlaseak eta azpiKlaseak)</text:p>
          </table:table-cell>
          <table:table-cell table:style-name="TableCell54">
            <text:p text:style-name="P55">X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5</text:p>
          </table:table-cell>
          <table:table-cell table:style-name="TableCell61">
            <text:p text:style-name="P62">Klase abstraktuen erabilera ulertu dut, hauek metodo abstraktuak eta ez abstraktuak dituztela dakit.</text:p>
          </table:table-cell>
          <table:table-cell table:style-name="TableCell63">
            <text:p text:style-name="P64">X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6</text:p>
          </table:table-cell>
          <table:table-cell table:style-name="TableCell70">
            <text:p text:style-name="P71">Klase abstraktuetan eraikitzailearen ikusgarritasuna protected dela badakit</text:p>
          </table:table-cell>
          <table:table-cell table:style-name="TableCell72">
            <text:p text:style-name="P73">X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7</text:p>
          </table:table-cell>
          <table:table-cell table:style-name="TableCell79">
            <text:p text:style-name="P80"><text:span text:style-name="T81">Herentziaz jasotako metodo<text:s/></text:span><text:span text:style-name="T82">bat noiz berridatzi behar den eta noiz ez badakit. Bi egoera horietako bakoitza klase-diagraman nola islatzen den badakit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>X</text:p>
          </table:table-cell>
        </table:table-row>
        <table:table-row table:style-name="TableRow87">
          <table:table-cell table:style-name="TableCell88">
            <text:p text:style-name="P89">8</text:p>
          </table:table-cell>
          <table:table-cell table:style-name="TableCell90">
            <text:p text:style-name="P91">Besterik: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</table:table-cell>
        </table:table-row>
      </table:table>
      <text:p text:style-name="P104"/>
      <text:p text:style-name="P105"><text:tab/>Ezezko erantzunen bat eman baduzu mesedez jarraian azaldu zergatia, eta ze nolako neurria hartuko<text:s/>duzun sortu zaizun arazoa konpontzeko.</text:p>
      <text:p text:style-name="P106"/>
      <text:p text:style-name="P107"><text:tab/>Jarraian aurkitu dituzun arazoak eta emandako konponbidea zerrendaratu dezakezu, nahibeste lerro erabili:</text:p>
      <text:p text:style-name="P108"/>
      <text:list text:style-name="LFO1" text:continue-numbering="true">
        <text:list-item>
          <text:p text:style-name="P109">Arazoa: <text:s text:c="31"/>Konponbidea: <text:s text:c="21"/></text:p>
        </text:list-item>
        <text:list-item>
          <text:p text:style-name="P110">Arazoa:<text:s/><text:s text:c="31"/>Konponbidea: <text:s text:c="21"/></text:p>
        </text:list-item>
        <text:list-item>
          <text:p text:style-name="P111">Arazoa: <text:s text:c="31"/>Konponbidea: <text:s text:c="21"/></text:p>
        </text:list-item>
        <text:list-item>
          <text:p text:style-name="P112">Arazoa: <text:s text:c="31"/>Konponbidea: <text:s text:c="3"/></text:p>
        </text:list-item>
      </text:list>
      <text:p text:style-name="P113">Azkenik, erantzun galdera hauek:</text:p>
      <text:p text:style-name="P114"/>
      <text:list text:style-name="LFO2" text:continue-numbering="true">
        <text:list-item>
          <text:p text:style-name="P115">Zergaitik ParteaHartzaileak ezin du ArrayList &lt;ParteHartzailea&gt; motako atributu bat eduki?</text:p>
        </text:list-item>
      </text:list>
      <text:p text:style-name="P116">Ezin izango genukeelako objekturik <text:s/>zerrendan gehitu, ParteHartzaile mota bakarra egongo litzatekeelako.</text:p>
      <text:p text:style-name="P117"/>
      <text:list text:style-name="LFO2" text:continue-numbering="true">
        <text:list-item>
          <text:p text:style-name="P118">Diseinuaren ikuspegitik, zer ondorio izango lituzke Roster klasean ListaParteHartzaileak motako atributu bat erabiltzeak, ArrayList &lt;ParteHartzailea&gt; baten ordez?</text:p>
        </text:list-item>
      </text:list>
      <text:p text:style-name="P119"/>
      <text:list text:style-name="LFO2" text:continue-numbering="true">
        <text:list-item>
          <text:p text:style-name="P120">Zergaitik dago iteradorea soilik Roster klasean?</text:p>
        </text:list-item>
      </text:list>
      <text:p text:style-name="P121"/>
      <text:p text:style-name="P122"/>
      <text:p text:style-name="P123"/>
      <text:list text:style-name="LFO2" text:continue-numbering="true">
        <text:list-item>
          <text:p text:style-name="P124">Zergatik dago badagoBereIzendatuenArtean() metodoa definituta Tronularia klasean, eta ez, adibidez, Pretendentea klasean edo ParteHartzailea superklasean?</text:p>
        </text:list-item>
      </text:list>
      <text:p text:style-name="P125">Tronulariak bakarrik erabiltzen duen metodoa delako.</text:p>
      <text:p text:style-name="P126"/>
      <text:list text:style-name="LFO2" text:continue-numbering="true">
        <text:list-item>
          <text:p text:style-name="P127">Zergaitik da ParteHartzailearen eraikitzailea protected?</text:p>
        </text:list-item>
      </text:list>
      <text:p text:style-name="P128"/>
      <text:list text:style-name="LFO2" text:continue-numbering="true">
        <text:list-item>
          <text:p text:style-name="P129">Non aplikatu dira eta zer dira polimorfismoa eta lotura dinamikoa?</text:p>
        </text:list-item>
      </text:list>
      <text:p text:style-name="P130"/>
      <text:p text:style-name="P131"><text:span text:style-name="T132">Polimorfismoak ahalbidetzen digu funtzio desberdinak betetzen duten izen bereko bi método edo gehiago sortzen. Lotura dinamikoa klase batetik beste klase bat atzikitzea ahalbidetzen digu.</text:span></text:p>
      <text:p text:style-name="P133"/>
      <text:list text:style-name="LFO2" text:continue-numbering="true">
        <text:list-item>
          <text:p text:style-name="P134">Zein litzateke Rosterreko kaleratuenZerrendaLortu metodoaren sekuentzia diagrama?</text:p>
        </text:list-item>
      </text:list>
      <text:p text:style-name="P135"/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izenburua" style:display-name="1. izenburua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a" style:display-name="Normala" style:family="paragraph">
      <style:text-properties fo:hyphenate="false"/>
    </style:style>
    <style:style style:name="Paragrafoarenletra-tipolehenetsia" style:display-name="Paragrafoaren letra-tipo lehenetsi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errenda" style:display-name="Zerrenda" style:family="paragraph" style:parent-style-name="Textbody">
      <style:text-properties fo:hyphenate="false"/>
    </style:style>
    <style:style style:name="Epigrafea" style:display-name="Epigrafe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Zerrenda-paragrafoa" style:display-name="Zerrenda-paragrafoa" style:family="paragraph" style:parent-style-name="Normala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cia del Rio</dc:creator>
    <meta:creation-date>2023-01-31T12:35:00Z</meta:creation-date>
    <dc:date>2024-05-12T11:14:00Z</dc:date>
    <meta:template xlink:href="Normal" xlink:type="simple"/>
    <meta:editing-cycles>29</meta:editing-cycles>
    <meta:editing-duration>PT5580S</meta:editing-duration>
    <meta:document-statistic meta:page-count="1" meta:paragraph-count="5" meta:word-count="413" meta:character-count="2682" meta:row-count="18" meta:non-whitespace-character-count="2274"/>
  </office:meta>
</office:document-meta>
</file>